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0E1F54D0189.png" manifest:media-type="image/png"/>
  <manifest:file-entry manifest:full-path="Pictures/1000020100000200000002001AD6D903.png" manifest:media-type="image/png"/>
  <manifest:file-entry manifest:full-path="Pictures/10000201000001D600000173E47A8ED7.png" manifest:media-type="image/png"/>
  <manifest:file-entry manifest:full-path="Pictures/1000020100000100000001116721C1E1.png" manifest:media-type="image/png"/>
  <manifest:file-entry manifest:full-path="Pictures/100002010000010000000100E01B6B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09cm"/>
    </style:style>
    <style:style style:name="gr3" style:family="graphic" style:parent-style-name="standard">
      <style:graphic-properties draw:stroke="none" svg:stroke-color="#000000" draw:fill="none" draw:fill-color="#ffffff" fo:min-height="0.465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35cm" fo:min-width="3cm" draw:shadow="hidden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35cm" fo:min-width="3cm" draw:shadow="hidden"/>
    </style:style>
    <style:style style:name="gr6" style:family="graphic" style:parent-style-name="standard">
      <style:graphic-properties draw:stroke="none" draw:fill-color="#c5000b" draw:textarea-horizontal-align="justify" draw:textarea-vertical-align="middle" draw:auto-grow-height="false" fo:min-height="0.05cm" fo:min-width="0.55cm"/>
    </style:style>
    <style:style style:name="gr7" style:family="graphic" style:parent-style-name="standard">
      <style:graphic-properties draw:stroke="none" draw:fill-color="#c5000b" draw:textarea-horizontal-align="justify" draw:textarea-vertical-align="middle" draw:auto-grow-height="false" fo:min-height="0.05cm" fo:min-width="0.9cm"/>
    </style:style>
    <style:style style:name="gr8" style:family="graphic" style:parent-style-name="standard">
      <style:graphic-properties draw:stroke="dash" draw:stroke-dash="Fine_20_Dashed" svg:stroke-width="0.05cm" svg:stroke-color="#ff3333" draw:marker-start-width="0.275cm" draw:marker-end-width="0.275cm" draw:fill="none" draw:textarea-horizontal-align="justify" draw:textarea-vertical-align="middle" draw:auto-grow-height="false" fo:min-height="4.95cm" fo:min-width="5.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ff3333" draw:fill-color="#e6e6ff" draw:textarea-horizontal-align="justify" draw:textarea-vertical-align="middle" draw:auto-grow-height="false" fo:min-height="0.75cm" fo:min-width="5.4cm"/>
    </style:style>
    <style:style style:name="gr11" style:family="graphic" style:parent-style-name="standard">
      <style:graphic-properties draw:stroke="none" draw:fill="none" fo:min-height="0.81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draw:fill-color="#ff950e" draw:textarea-horizontal-align="justify" draw:textarea-vertical-align="middle" draw:auto-grow-height="false" fo:min-height="0.551cm" fo:min-width="0.051cm"/>
    </style:style>
    <style:style style:name="gr14" style:family="graphic" style:parent-style-name="standard">
      <style:graphic-properties draw:stroke="none" svg:stroke-color="#000000" draw:fill="none" draw:fill-color="#ffffff" fo:min-height="2.746cm"/>
    </style:style>
    <style:style style:name="gr15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6" style:family="graphic" style:parent-style-name="standard">
      <style:graphic-properties draw:fill-color="#ffcc00" draw:textarea-vertical-align="middle" draw:auto-grow-height="false" fo:min-height="0.076cm" fo:min-width="0.682cm"/>
    </style:style>
    <style:style style:name="gr17" style:family="graphic" style:parent-style-name="standard">
      <style:graphic-properties draw:stroke="none" draw:fill="none" fo:min-height="1.258cm"/>
    </style:style>
    <style:style style:name="gr18" style:family="graphic" style:parent-style-name="standard">
      <style:graphic-properties draw:stroke="none" draw:fill="none" fo:min-height="0.45cm"/>
    </style:style>
    <style:style style:name="gr19" style:family="graphic" style:parent-style-name="objectwithoutfill">
      <style:graphic-properties svg:stroke-color="#c5000b" draw:marker-start="" draw:marker-end="Extrémités_20_de_20_flèche_20_1" draw:marker-end-width="0.3cm" draw:fill="none" draw:textarea-vertical-align="middle"/>
    </style:style>
    <style:style style:name="gr20" style:family="graphic" style:parent-style-name="standard">
      <style:graphic-properties svg:stroke-width="0.05cm" svg:stroke-color="#ff3333" draw:marker-start-width="0.275cm" draw:marker-end-width="0.275cm" draw:fill-color="#ffffff" draw:textarea-horizontal-align="justify" draw:textarea-vertical-align="middle" draw:auto-grow-height="false" fo:min-height="0.338cm" fo:min-width="0.088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ff3333" draw:marker-start-width="0.275cm" draw:marker-end-width="0.275cm" draw:fill-color="#ffffff" draw:textarea-horizontal-align="justify" draw:textarea-vertical-align="middle" draw:auto-grow-height="false" fo:min-height="0.6cm" fo:min-width="0.3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P4" style:family="paragraph"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eeeeee"/>
      <style:paragraph-properties fo:text-align="center"/>
      <style:text-properties style:font-name="Latin Modern Sans"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-color="#eeeeee"/>
      <style:paragraph-properties fo:text-align="center"/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c5000b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style:font-name="Latin Modern Sans" fo:font-size="8pt" style:font-size-asian="8pt" style:font-size-complex="8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fo:text-align="center"/>
      <style:text-properties style:font-name="Latin Modern Sans" fo:font-size="8pt" style:font-size-asian="8pt" style:font-size-complex="8pt"/>
    </style:style>
    <style:style style:name="P14" style:family="paragraph">
      <style:paragraph-properties fo:text-align="center"/>
      <style:text-properties fo:color="#c5000b" fo:font-weight="bold" style:font-weight-asian="bold" style:font-weight-complex="bold"/>
    </style:style>
    <style:style style:name="P15" style:family="paragraph">
      <loext:graphic-properties draw:fill-color="#e6e6ff"/>
      <style:paragraph-properties fo:text-align="center"/>
      <style:text-properties fo:color="#c5000b" style:font-name="Latin Modern Sans"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text-align="center"/>
      <style:text-properties style:use-window-font-color="true" style:font-name="Latin Modern Sans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none"/>
      <style:paragraph-properties fo:text-align="center"/>
      <style:text-properties style:use-window-font-color="true" style:font-name="Latin Modern Sans" fo:font-size="8pt" fo:font-weight="bold" style:font-size-asian="8pt" style:font-weight-asian="bold" style:font-size-complex="8pt" style:font-weight-complex="bold"/>
    </style:style>
    <style:style style:name="P18" style:family="paragraph">
      <style:text-properties fo:color="#c5000b" style:font-name="Latin Modern Sans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c5000b" style:font-name="Latin Modern Sans" fo:font-weight="bold" style:font-weight-asian="bold" style:font-weight-complex="bold"/>
    </style:style>
    <style:style style:name="P20" style:family="paragraph">
      <loext:graphic-properties draw:fill-color="#ff950e"/>
      <style:paragraph-properties fo:text-align="center"/>
    </style:style>
    <style:style style:name="P21" style:family="paragraph">
      <loext:graphic-properties draw:fill="none" draw:fill-color="#ffffff"/>
      <style:text-properties fo:color="#c5000b" style:font-name="Latin Modern Sans"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-color="#ffcc00"/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24" style:family="paragraph">
      <style:paragraph-properties fo:text-align="center"/>
      <style:text-properties fo:color="#3465a4" style:font-name="Latin Modern Sans" fo:font-size="8pt" fo:font-weight="bold" style:font-size-asian="8pt" style:font-weight-asian="bold" style:font-size-complex="8pt" style:font-weight-complex="bold"/>
    </style:style>
    <style:style style:name="P25" style:family="paragraph">
      <loext:graphic-properties draw:fill="none"/>
      <style:paragraph-properties fo:text-align="center"/>
      <style:text-properties fo:color="#3465a4" style:font-name="Latin Modern Sans" fo:font-size="8pt" fo:font-weight="bold" style:font-size-asian="8pt" style:font-weight-asian="bold" style:font-size-complex="8pt" style:font-weight-complex="bold"/>
    </style:style>
    <style:style style:name="P26" style:family="paragraph">
      <style:paragraph-properties fo:text-align="center"/>
      <style:text-properties fo:color="#c5000b" style:font-name="Latin Modern Roman" fo:font-style="italic" style:font-style-asian="italic" style:font-style-complex="italic"/>
    </style:style>
    <style:style style:name="P27" style:family="paragraph">
      <loext:graphic-properties draw:fill-color="#ffffff"/>
      <style:paragraph-properties fo:text-align="center"/>
      <style:text-properties fo:color="#c5000b" style:font-name="Latin Modern Roman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in Modern Sans" fo:font-size="10.5pt" fo:font-weight="bold" style:font-size-asian="10.5pt" style:font-weight-asian="bold" style:font-size-complex="10.5pt" style:font-weight-complex="bold"/>
    </style:style>
    <style:style style:name="T3" style:family="text">
      <style:text-properties style:font-name="Latin Modern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Latin Modern Sans" fo:font-size="8pt" style:font-size-asian="8pt" style:font-size-complex="8pt"/>
    </style:style>
    <style:style style:name="T5" style:family="text">
      <style:text-properties fo:color="#c5000b" style:font-name="Latin Modern Sans" fo:font-size="9pt" fo:font-weight="bold" style:font-size-asian="9pt" style:font-weight-asian="bold" style:font-size-complex="9pt" style:font-weight-complex="bold"/>
    </style:style>
    <style:style style:name="T6" style:family="text">
      <style:text-properties style:use-window-font-color="true" style:font-name="Latin Modern Sans" fo:font-size="8pt" fo:font-weight="bold" style:font-size-asian="8pt" style:font-weight-asian="bold" style:font-size-complex="8pt" style:font-weight-complex="bold"/>
    </style:style>
    <style:style style:name="T7" style:family="text">
      <style:text-properties style:use-window-font-color="true" style:font-name="Latin Modern Sans" fo:font-size="8pt" fo:language="en" fo:country="US" fo:font-weight="bold" style:font-size-asian="8pt" style:font-weight-asian="bold" style:font-size-complex="8pt" style:font-weight-complex="bold"/>
    </style:style>
    <style:style style:name="T8" style:family="text">
      <style:text-properties fo:color="#c5000b" style:font-name="Latin Modern Sans" fo:font-weight="bold" style:font-weight-asian="bold" style:font-weight-complex="bold"/>
    </style:style>
    <style:style style:name="T9" style:family="text">
      <style:text-properties fo:color="#3465a4" style:font-name="Latin Modern Sans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c5000b" style:font-name="Latin Modern Roman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.795cm" svg:height="2.593cm" svg:x="0.005cm" svg:y="4cm">
            <draw:image xlink:href="Pictures/100002010000010000000100E01B6B3B.png" xlink:type="simple" xlink:show="embed" xlink:actuate="onLoad">
              <text:p/>
            </draw:image>
          </draw:frame>
          <draw:frame draw:style-name="gr2" draw:text-style-name="P3" draw:layer="layout" svg:width="3.4cm" svg:height="1.459cm" svg:x="-0.2cm" svg:y="6.184cm">
            <draw:text-box>
              <text:p text:style-name="P2"><text:span text:style-name="T1">Media Content</text:span></text:p>
            </draw:text-box>
          </draw:frame>
        </draw:g>
        <draw:g>
          <draw:frame draw:style-name="gr1" draw:text-style-name="P1" draw:layer="layout" svg:width="1.693cm" svg:height="1.827cm" svg:x="0.279cm" svg:y="0.4cm">
            <draw:image xlink:href="Pictures/1000020100000100000001116721C1E1.png" xlink:type="simple" xlink:show="embed" xlink:actuate="onLoad">
              <text:p/>
            </draw:image>
          </draw:frame>
          <draw:frame draw:style-name="gr3" draw:text-style-name="P5" draw:layer="layout" svg:width="2.7cm" svg:height="0.759cm" svg:x="0cm" svg:y="2.024cm">
            <draw:text-box>
              <text:p text:style-name="P4"><text:span text:style-name="T1">Data Source</text:span></text:p>
            </draw:text-box>
          </draw:frame>
        </draw:g>
        <draw:custom-shape draw:style-name="gr4" draw:text-style-name="P6" draw:layer="layout" svg:width="3.5cm" svg:height="1.6cm" svg:x="4.45cm" svg:y="4.6cm">
          <text:p text:style-name="P1"><text:span text:style-name="T2">Semantic Indexing </text:span><text:span text:style-name="T2"><text:line-break/></text:span><text:span text:style-name="T3">Concept Detect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3.5cm" svg:height="1.6cm" svg:x="4.45cm" svg:y="2.1cm">
          <text:p text:style-name="P2"><text:span text:style-name="T1">Semantic Concept</text:span><text:span text:style-name="T1"><text:line-break/></text:span><text:span text:style-name="T1">Detector</text:span><text:span text:style-name="T1"><text:line-break/></text:span><text:span text:style-name="T1">Constru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1.2cm" svg:height="0.6cm" svg:x="3.1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1.6cm" svg:height="0.6cm" svg:x="8.3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5.9cm" svg:height="5.2cm" svg:x="10.3cm" svg:y="1.2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.717cm" svg:height="0.67cm" svg:x="2.739cm" svg:y="5.5cm">
          <draw:text-box>
            <text:p text:style-name="P10"><text:span text:style-name="T4">Raw Data</text:span></text:p>
          </draw:text-box>
        </draw:frame>
        <draw:frame draw:style-name="gr9" draw:text-style-name="P13" draw:layer="layout" svg:width="2.314cm" svg:height="1.089cm" svg:x="7.9cm" svg:y="5.5cm">
          <draw:text-box>
            <text:p text:style-name="P12"><text:span text:style-name="T4">Initial</text:span></text:p>
            <text:p text:style-name="P12"><text:span text:style-name="T4">Interpretatioon</text:span></text:p>
          </draw:text-box>
        </draw:frame>
        <draw:custom-shape draw:style-name="gr10" draw:text-style-name="P15" draw:layer="layout" svg:width="5.9cm" svg:height="1cm" svg:x="10.3cm" svg:y="0.2cm">
          <text:p text:style-name="P14"><text:span text:style-name="T5">Knwoledge Based Framework for </text:span><text:span text:style-name="T5"><text:line-break/></text:span><text:span text:style-name="T5">Enhancing Indexing Process Accuracy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6cm" svg:height="0.6cm" svg:x="16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2.314cm" svg:height="1.089cm" svg:x="16.1cm" svg:y="5.4cm">
          <draw:text-box>
            <text:p text:style-name="P12"><text:span text:style-name="T4">Enhanced</text:span></text:p>
            <text:p text:style-name="P12"><text:span text:style-name="T4">Interpretatioon</text:span></text:p>
          </draw:text-box>
        </draw:frame>
        <draw:frame draw:style-name="gr1" draw:text-style-name="P1" draw:layer="layout" svg:width="2.912cm" svg:height="2.299cm" svg:x="11.9cm" svg:y="2.401cm">
          <draw:image xlink:href="Pictures/10000201000001D600000173E47A8ED7.png" xlink:type="simple" xlink:show="embed" xlink:actuate="onLoad">
            <text:p/>
          </draw:image>
        </draw:frame>
        <draw:frame draw:style-name="gr11" draw:text-style-name="P17" draw:layer="layout" svg:width="3.7cm" svg:height="1.065cm" svg:x="11.4cm" svg:y="4.5cm">
          <draw:text-box>
            <text:p text:style-name="P16"><text:span text:style-name="T6">Managed </text:span><text:span text:style-name="T7">Knowledge</text:span></text:p>
          </draw:text-box>
        </draw:frame>
        <draw:frame draw:style-name="gr12" draw:text-style-name="P19" draw:layer="layout" svg:width="3.8cm" svg:height="1.166cm" svg:x="11.5cm" svg:y="4.934cm">
          <draw:text-box>
            <text:p text:style-name="P18"><text:span text:style-name="T8">Reasoning</text:span></text:p>
          </draw:text-box>
        </draw:frame>
        <draw:custom-shape draw:style-name="gr13" draw:text-style-name="P20" draw:layer="layout" svg:width="0.55cm" svg:height="0.8cm" draw:transform="rotate (-1.57690497917688) translate (6.602cm 3.905cm)">
          <text:p/>
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2" draw:text-style-name="P19" draw:layer="layout" svg:width="3.8cm" svg:height="1.166cm" svg:x="11.9cm" svg:y="1.134cm">
          <draw:text-box>
            <text:p text:style-name="P18"><text:span text:style-name="T8">Analysis</text:span></text:p>
          </draw:text-box>
        </draw:frame>
        <draw:frame draw:style-name="gr14" draw:text-style-name="P21" draw:layer="layout" svg:width="3.8cm" svg:height="2.996cm" draw:transform="rotate (1.57830124257847) translate (14.929cm 5.1cm)">
          <draw:text-box>
            <text:p text:style-name="P18"><text:span text:style-name="T8">Evolving</text:span></text:p>
          </draw:text-box>
        </draw:frame>
        <draw:line draw:style-name="gr15" draw:text-style-name="P9" draw:layer="layout" svg:x1="2.2cm" svg:y1="1.6cm" svg:x2="10.2cm" svg:y2="1.6cm">
          <text:p/>
        </draw:line>
        <draw:frame draw:style-name="gr12" draw:text-style-name="P19" draw:layer="layout" svg:width="3.8cm" svg:height="1.166cm" draw:transform="rotate (-1.57463605114929) translate (11.781cm 2.504cm)">
          <draw:text-box>
            <text:p text:style-name="P18"><text:span text:style-name="T8">Learning</text:span></text:p>
          </draw:text-box>
        </draw:frame>
        <draw:line draw:style-name="gr15" draw:text-style-name="P9" draw:layer="layout" svg:x1="2.2cm" svg:y1="1.6cm" svg:x2="4.3cm" svg:y2="2.3cm">
          <text:p/>
        </draw:line>
        <draw:custom-shape draw:style-name="gr16" draw:text-style-name="P22" draw:layer="layout" svg:width="1.8cm" svg:height="0.8cm" draw:transform="rotate (-3.13094614515263) translate (10cm 3.18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7" draw:text-style-name="P23" draw:layer="layout" svg:width="2.841cm" svg:height="1.508cm" svg:x="7.7cm" svg:y="3cm">
          <draw:text-box>
            <text:p text:style-name="P12"><text:span text:style-name="T4">Hierarchcal Concept </text:span><text:span text:style-name="T4"><text:line-break/></text:span><text:span text:style-name="T4">Detectors</text:span></text:p>
          </draw:text-box>
        </draw:frame>
        <draw:g>
          <draw:frame draw:style-name="gr1" draw:text-style-name="P1" draw:layer="layout" svg:width="1.286cm" svg:height="1.286cm" svg:x="17.873cm" svg:y="0.7cm">
            <draw:image xlink:href="Pictures/1000020100000200000002001AD6D903.png" xlink:type="simple" xlink:show="embed" xlink:actuate="onLoad">
              <text:p/>
            </draw:image>
          </draw:frame>
          <draw:frame draw:style-name="gr18" draw:text-style-name="P17" draw:layer="layout" svg:width="3.8cm" svg:height="0.7cm" svg:x="16.473cm" svg:y="1.8cm">
            <draw:text-box>
              <text:p text:style-name="P16"><text:span text:style-name="T6">Expert</text:span></text:p>
            </draw:text-box>
          </draw:frame>
        </draw:g>
        <draw:frame draw:style-name="gr1" draw:text-style-name="P1" draw:layer="layout" svg:width="1.452cm" svg:height="1.452cm" svg:x="18.3cm" svg:y="4.2cm">
          <draw:image xlink:href="Pictures/10000201000000E1000000E1F54D0189.png" xlink:type="simple" xlink:show="embed" xlink:actuate="onLoad">
            <text:p/>
          </draw:image>
        </draw:frame>
        <draw:frame draw:style-name="gr11" draw:text-style-name="P25" draw:layer="layout" svg:width="1.8cm" svg:height="1.065cm" svg:x="18.2cm" svg:y="5.4cm">
          <draw:text-box>
            <text:p text:style-name="P24"><text:span text:style-name="T9">Indexing </text:span><text:span text:style-name="T9"><text:line-break/></text:span><text:span text:style-name="T9">Result</text:span></text:p>
          </draw:text-box>
        </draw:frame>
        <draw:line draw:style-name="gr19" draw:text-style-name="P9" draw:layer="layout" svg:x1="17.625cm" svg:y1="1.75cm" svg:x2="16.325cm" svg:y2="1.75cm">
          <text:p/>
        </draw:line>
        <draw:frame draw:style-name="gr9" draw:text-style-name="P13" draw:layer="layout" svg:width="1.725cm" svg:height="0.67cm" svg:x="16.2cm" svg:y="1.68cm">
          <draw:text-box>
            <text:p text:style-name="P12"><text:span text:style-name="T4">Validation</text:span></text:p>
          </draw:text-box>
        </draw:frame>
        <draw:frame draw:style-name="gr9" draw:text-style-name="P13" draw:layer="layout" svg:width="3.313cm" svg:height="0.67cm" svg:x="4.375cm" svg:y="1cm">
          <draw:text-box>
            <text:p text:style-name="P12"><text:span text:style-name="T4">Semantic Relationships</text:span></text:p>
          </draw:text-box>
        </draw:frame>
        <draw:frame draw:style-name="gr9" draw:text-style-name="P13" draw:layer="layout" svg:width="1.78cm" svg:height="1.089cm" svg:x="2.62cm" svg:y="2.111cm">
          <draw:text-box>
            <text:p text:style-name="P12"><text:span text:style-name="T4">Annotated</text:span><text:span text:style-name="T4"><text:line-break/></text:span><text:span text:style-name="T4">Content</text:span></text:p>
          </draw:text-box>
        </draw:frame>
        <draw:custom-shape draw:style-name="gr20" draw:text-style-name="P27" draw:layer="layout" svg:width="0.9cm" svg:height="0.9cm" svg:x="16.8cm" svg:y="4cm">
          <text:p text:style-name="P26"><text:span text:style-name="T10">Obj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draw:layer="layout" svg:width="0.9cm" svg:height="0.9cm" svg:x="14.9cm" svg:y="1.3cm">
          <text:p text:style-name="P26"><text:span text:style-name="T10">Obj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27" draw:layer="layout" svg:width="0.9cm" svg:height="0.9cm" svg:x="8.9cm" svg:y="1.7cm">
          <text:p text:style-name="P26"><text:span text:style-name="T10">Obj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" svg:font-family="'Latin Modern Roma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5-08-16T15:48:48.171510111</dc:date>
    <dc:creator>Mohamed ZARKA</dc:creator>
    <meta:editing-duration>PT1H15M15S</meta:editing-duration>
    <meta:editing-cycles>14</meta:editing-cycles>
    <meta:generator>LibreOffice/4.4.4.3$Linux_X86_64 LibreOffice_project/40m0$Build-3</meta:generator>
    <meta:document-statistic meta:object-count="39"/>
  </office:meta>
</office:document-meta>
</file>